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413cm"/>
    </style:style>
    <style:style style:name="Tabella1.B" style:family="table-column">
      <style:table-column-properties style:column-width="6.087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background-image/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background-image/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Ubuntu Light" fo:font-size="10pt" officeooo:paragraph-rsid="00204ddc" style:font-size-asian="10pt" style:font-size-complex="10pt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officeooo:paragraph-rsid="00204ddc" style:font-size-asian="10pt" style:font-size-complex="10pt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font-name="Ubuntu Light" fo:font-size="2pt" officeooo:paragraph-rsid="00204ddc" style:font-size-asian="1.75pt" style:font-size-complex="2pt"/>
    </style:style>
    <style:style style:name="P8" style:family="paragraph" style:parent-style-name="Footer">
      <style:paragraph-properties fo:text-align="end" style:justify-single-word="false"/>
      <style:text-properties officeooo:rsid="0021e2ae" officeooo:paragraph-rsid="0021e2ae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background-image/>
      </style:paragraph-properties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background-image/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NewSymbolFont" fo:font-size="14pt" fo:font-weight="normal" officeooo:paragraph-rsid="0028eab2" style:font-size-asian="14pt" style:font-weight-asian="normal" style:font-size-complex="14pt" style:font-weight-complex="normal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1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11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11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11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11">Tess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11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12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11">Simboli di lavaggio</text:p>
          </table:table-cell>
          <table:table-cell table:style-name="Tabella1.D2" office:value-type="string">
            <text:p text:style-name="P13"><text:placeholder text:placeholder-type="text">&lt;o.symbol&gt;</text:placeholder></text:p>
          </table:table-cell>
        </table:table-row>
        <table:table-row table:style-name="Tabella1.1">
          <table:table-cell table:style-name="Tabella1.A2" office:value-type="string">
            <text:p text:style-name="P11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11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11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11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11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11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11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5"><text:placeholder text:placeholder-type="text">&lt;if test="o.id != objects[-1].id"&gt;</text:placeholder></text:p>
      <text:p text:style-name="P4"/>
      <text:p text:style-name="P7"/>
      <text:p text:style-name="P4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413cm" style:rel-column-width="11772*"/>
    </style:style>
    <style:style style:name="Tabella2.B" style:family="table-column">
      <style:table-column-properties style:column-width="15.587cm" style:rel-column-width="5376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background-image/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background-image/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21e2ae" officeooo:paragraph-rsid="0021e2ae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time-style style:name="N10041" number:language="it" number:country="IT">
      <number:hours number:style="long"/>
      <number:text>.</number:text>
      <number:minutes number:style="long"/>
      <number:text>.</number:text>
      <number:seconds number:style="long"/>
    </number:time-style>
    <number:date-style style:name="N10076" number:language="it" number:country="IT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magini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2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  <style:footer>
        <text:p text:style-name="MP3">Stampato <text:date style:data-style-name="N10076" text:date-value="2018-08-03T09:14:56.787867369" text:fixed="true">3 agosto 2018</text:date> <text:time style:data-style-name="N10041" text:time-value="2018-08-03T09:15:06.152480375" text:fixed="true">09.15.06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8-03T09:45:54.223721158</dc:date>
    <meta:editing-duration>P1DT4H22M26S</meta:editing-duration>
    <meta:editing-cycles>286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7" meta:word-count="87" meta:character-count="480" meta:non-whitespace-character-count="429"/>
    <meta:user-defined meta:name="Info 1"/>
    <meta:user-defined meta:name="Info 2"/>
    <meta:user-defined meta:name="Info 3"/>
    <meta:user-defined meta:name="Info 4"/>
  </office:meta>
</office:document-meta>
</file>